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d5d3f" officeooo:paragraph-rsid="001d5d3f" style:font-weight-asian="bold" style:font-weight-complex="bold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Standard">
      <style:text-properties style:font-name="Calibri Light" officeooo:paragraph-rsid="001d5d3f"/>
    </style:style>
    <style:style style:name="P4" style:family="paragraph" style:parent-style-name="Standard">
      <style:text-properties style:font-name="Calibri Light" officeooo:paragraph-rsid="00221a27"/>
    </style:style>
    <style:style style:name="P5" style:family="paragraph" style:parent-style-name="Standard">
      <style:text-properties style:font-name="Calibri Light" fo:font-weight="normal" officeooo:rsid="00230361" officeooo:paragraph-rsid="00230361" style:font-weight-asian="normal" style:font-weight-complex="normal"/>
    </style:style>
    <style:style style:name="P6" style:family="paragraph" style:parent-style-name="Standard">
      <style:text-properties style:font-name="Calibri Light" fo:font-size="10pt" fo:font-weight="bold" officeooo:paragraph-rsid="001d5d3f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1.251cm" fo:text-indent="0cm" style:auto-text-indent="false"/>
      <style:text-properties style:font-name="Calibri Light" officeooo:paragraph-rsid="001d5d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9319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Modificación de tablas</text:p>
      <text:p text:style-name="P2"/>
      <text:p text:style-name="P2"/>
      <text:p text:style-name="P3">Create database TINDER;<text:line-break/>Use TINDER;<text:line-break/><text:line-break/>Create table USUARIOS(<text:line-break/>ID int auto_increment Primary Key,<text:line-break/>Nombre varchar (15) not null,<text:line-break/>Apellido varchar(20),<text:line-break/>Edad int not null constraint edad_chk check(Edad between 18 and 99),<text:line-break/>Orientacion enum("heterosexual","homosexual")<text:line-break/>);<text:line-break/><text:line-break/>Create table LIKES(<text:line-break/><text:tab/>ID int Primary Key,<text:line-break/><text:tab/>Fecha date,<text:line-break/><text:tab/>Tipo Enum("like" , "superlike") default "like" not null,<text:line-break/><text:tab/>Usuario1 int not null,<text:line-break/><text:tab/>usuario2 int not null<text:line-break/>);<text:line-break/><text:line-break/>insert into USUARIOS (Nombre, Apellido, Edad, Orientacion) values<text:line-break/>("Jon", "Zamora", 34, "Heterosexual"),<text:line-break/>("Francisco", "Romero", 52, "Homosexual"),<text:line-break/>("Julia", "Torrejon", 46, "Heterosexual"),<text:line-break/>("Beatriz", "Ruiz", 18, "Homosexual");<text:line-break/><text:line-break/>insert into LIKES (ID, Fecha, Tipo, Usuario1, Usuario2) values<text:line-break/>(101, "2002-12-12", "like", 1, 2),<text:line-break/>(102, "2022-01-01","superlike", 2, 1),<text:line-break/>(103, "2016-05-15", "like", 4, 2),<text:line-break/>(104, "2020-04-12", "like", 4, 3);<text:line-break/><text:line-break/>ALTER TABLE LIKES ADD CONSTRAINT fk_usuario1 FOREIGN KEY (Usuario1) REFERENCES USUARIOS(ID);<text:line-break/>ALTER TABLE LIKES ADD CONSTRAINT fk_usuario2 FOREIGN KEY (Usuario2) REFERENCES USUARIOS(ID);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/></text:p>
      <text:p text:style-name="P5"><text:soft-page-break/>Realiza los siguientes ejercicios haciendo las modificaciones necesarias para que puedan ejecutarse correctamente. El código de creación de la base de datos NO podrá modificarse.</text:p>
      <text:p text:style-name="P4"><text:span text:style-name="T1"/></text:p>
      <text:p text:style-name="P4"><text:span text:style-name="T1">Ejercicio 1.- </text:span>Añade una nueva columna "Altura" a la tabla USUARIOS que por <text:span text:style-name="T2">defecto </text:span>tenga un valor 1.70 y deba ser un valor entre 1.50 y 2.00 <text:span text:style-name="T2">(ambos incluidos)</text:span>.</text:p>
      <text:p text:style-name="P4"><text:line-break/><text:span text:style-name="T1">Ejercicio 2.-</text:span> Añade un usuario a la tabla USUARIOS con los siguientes datos. <text:line-break/><text:line-break/><text:tab/><text:span text:style-name="T1">- Nombre: </text:span>"Antonio"<text:line-break/><text:tab/><text:span text:style-name="T1">- Apellido: </text:span>"Alcantara"<text:line-break/><text:tab/><text:span text:style-name="T1">- Edad: </text:span>17<text:line-break/><text:tab/><text:span text:style-name="T1">- Orientacion:</text:span> "Otro"</text:p>
      <text:p text:style-name="P4"><text:line-break/><text:span text:style-name="T1">Ejercicio 3.-</text:span> Añade un usuario a la tabla LIKES con los siguientes datos. <text:line-break/><text:line-break/><text:tab/><text:span text:style-name="T1">- ID:</text:span> 105<text:line-break/><text:tab/><text:span text:style-name="T1">- Fecha:</text:span> "2022-02-30"<text:line-break/><text:span text:style-name="T1"><text:tab/>- Tipo:</text:span> "like"<text:line-break/><text:tab/><text:span text:style-name="T1">- Usuario1:</text:span> 9<text:line-break/><text:tab/><text:span text:style-name="T1">- Usuario2:</text:span> 7<text:span text:style-name="T3"><text:line-break/></text:span><text:line-break/><text:span text:style-name="T1">Ejercicio 4.-</text:span> Añade un usuario a la tabla USUARIOS con los siguientes datos. <text:line-break/><text:line-break/><text:span text:style-name="T1"><text:tab/>- Nombre:</text:span> null<text:line-break/><text:tab/><text:span text:style-name="T1">- Apellido:</text:span> "Rodriguez"<text:line-break/><text:span text:style-name="T1"><text:tab/>- Edad: </text:span>30<text:line-break/><text:tab/><text:span text:style-name="T1">- Orientacion:</text:span> "Homosexual"<text:line-break/><text:tab/><text:span text:style-name="T1">- Altura: </text:span>1.425<text:line-break/><text:line-break/><text:span text:style-name="T1">Ejercicio 5.-</text:span> Modifica los siguientes datos de la base de datos TINDER.<text:line-break/><text:line-break/><text:tab/>- Añade 50 años a la edad de todos los usuarios de Orientación "homosexual"</text:p>
      <text:p text:style-name="P6"><text:tab/></text:p>
      <text:p text:style-name="P7">- Modifica el nombre de los usuarios con orientación distinta a "Otro", y edad superior a 75 años, para que su nombre sea "Pepe"</text:p>
      <text:p text:style-name="P7"/>
      <text:p text:style-name="P7">- Elimina los datos de los Usuarios con más de 50 años o que su género sea igual a "Otro".<text:line-break/></text:p>
      <text:p text:style-name="P7">- Elimina los datos de los Usuarios que contengan más de una "a" en su nombre o en su apellido</text:p>
      <text:p text:style-name="P7"><text:line-break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6:37:04.206000000</meta:creation-date>
    <dc:date>2024-11-25T07:58:14.203000000</dc:date>
    <meta:editing-duration>PT10M19S</meta:editing-duration>
    <meta:editing-cycles>5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11" meta:word-count="363" meta:character-count="2385" meta:non-whitespace-character-count="1990"/>
  </office:meta>
</office:document-meta>
</file>